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25-05-29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25-04-29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25-03-31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25-02-25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25-01-29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24-12-2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24-12-16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24-11-26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24-10-28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24-09-26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24-08-26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24-07-30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24-06-27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24-05-28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24-04-25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24-03-28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24-02-27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24-01-29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23-12-27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23-11-27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23-11-16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23-10-30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23-09-27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23-08-29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23-07-26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23-06-29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23-05-30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23-04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23-03-28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23-02-27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23-01-31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22-12-29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22-11-30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22-10-20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22-09-22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22-08-29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22-07-27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22-06-27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22-05-31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22-04-26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22-03-29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22-02-2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22-01-27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21-12-21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21-11-2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21-10-28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21-09-30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21-08-31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21-07-27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21-06-29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21-05-25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21-04-27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21-03-30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21-02-24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21-01-28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20-12-18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20-11-18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20-10-29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20-09-24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20-08-26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20-07-30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20-06-24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20-05-26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20-02-25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20-01-23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9-12-30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9-11-22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9-11-05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9-10-31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9-09-26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9-08-21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9-07-30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9-06-25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9-05-30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9-04-25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9-03-26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9-02-26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9-01-31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8-11-30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8-10-26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8-09-27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8-08-28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8-07-31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8-06-28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8-05-29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8-04-24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8-03-28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8-02-27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8-01-25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7-12-28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7-11-30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7-10-27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7-09-28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7-08-25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7-07-28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7-06-28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7-05-30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7-04-25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7-03-28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7-03-01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7-01-26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6-12-22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6-12-01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6-10-27 1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6-09-29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6-08-31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6-07-28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6-06-24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6-05-31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6-04-25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6-03-30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6-01-29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5-12-30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5-11-20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5-10-29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5-09-22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5-08-26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5-07-30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5-06-23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5-05-27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5-04-22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5-03-24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5-01-26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4-12-16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4-11-24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4-10-27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4-09-29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4-08-27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4-07-29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4-06-27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4-05-29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4-04-28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4-03-25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4-01-27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3-12-3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3-11-26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3-10-29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3-09-26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3-08-30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3-07-24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3-06-26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3-05-24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3-04-29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3-03-27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3-01-29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2-12-26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2-11-29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2-10-31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2-09-26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2-08-28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2-07-25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2-06-28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2-05-30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2-04-25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2-03-26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2-02-28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2-01-30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1-12-21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1-11-28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1-10-25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1-09-30 1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1-07-26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1-06-29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1-05-27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1-04-26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1-03-29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1-02-22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0-12-2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0-11-30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0-10-2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0-09-28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0-08-31 1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0-07-29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0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0-05-21 1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0-04-27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0-03-31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0-02-24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10-01-29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9-12-30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9-11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9-10-27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9-09-29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9-08-28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9-07-29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9-06-29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9-05-29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9-04-23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9-03-30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9-01-27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8-12-30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8-11-24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8-10-28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8-09-25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8-08-27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8-07-28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8-06-23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8-05-27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8-04-28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8-03-25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8-02-29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8-01-29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7-12-28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7-11-27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7-10-31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7-09-24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7-08-2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7-07-30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7-06-28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7-05-29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7-04-25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7-03-26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7-02-27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7-01-29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6-12-28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6-11-28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6-10-31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6-09-25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6-08-29 1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6-07-25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6-06-27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6-05-22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6-04-26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5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5-11-22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5-10-25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4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3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3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2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1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1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1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1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0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0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0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0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0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2000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9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9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9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9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9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9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8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8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8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8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8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7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6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6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6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6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6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6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6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6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5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5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5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5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5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5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5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5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5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5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5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5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5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5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5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5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5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5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5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4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4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4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4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4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4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4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4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4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4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4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4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4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4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4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4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4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4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4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4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3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3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3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3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3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3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3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3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3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3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3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3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93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89-08-0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88-07-28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423072542801</text:p>
          </table:table-cell>
          <table:table-cell office:value-type="string" calcext:value-type="string">
            <text:p>CT-HM <text:s text:c="2"/>445</text:p>
          </table:table-cell>
          <table:table-cell office:value-type="string" calcext:value-type="string">
            <text:p>1988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66" meta:object-count="0"/>
    <meta:user-defined meta:name="AppVersion">3.0</meta:user-defined>
  </office:meta>
</office:document-meta>
</file>